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15e8" officeooo:paragraph-rsid="001415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2-26T11:13:37.372000000</meta:creation-date>
    <dc:date>2021-02-26T11:13:49.350000000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7.5.0.3$Windows_X86_64 LibreOffice_project/c21113d003cd3efa8c53188764377a8272d9d6de</meta:generator>
  </office:meta>
</office:document-meta>
</file>